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1" text:start-value="1" style:num-suffix=".">
        <style:list-level-properties text:space-before="0.5in" text:min-label-width="0.25in"/>
      </text:list-level-style-number>
      <text:list-level-style-number text:level="3" text:style-name="Numbering_20_Symbols" style:num-format="1" text:start-value="1" style:num-suffix=".">
        <style:list-level-properties text:space-before="0.75in" text:min-label-width="0.25in"/>
      </text:list-level-style-number>
      <text:list-level-style-number text:level="4" text:style-name="Numbering_20_Symbols" style:num-format="1" text:start-value="1" style:num-suffix=".">
        <style:list-level-properties text:space-before="1.0in" text:min-label-width="0.25in"/>
      </text:list-level-style-number>
      <text:list-level-style-number text:level="5" text:style-name="Numbering_20_Symbols" style:num-format="1" text:start-value="1" style:num-suffix=".">
        <style:list-level-properties text:space-before="1.25in" text:min-label-width="0.25in"/>
      </text:list-level-style-number>
      <text:list-level-style-number text:level="6" text:style-name="Numbering_20_Symbols" style:num-format="1" text:start-value="1" style:num-suffix=".">
        <style:list-level-properties text:space-before="1.5in" text:min-label-width="0.25in"/>
      </text:list-level-style-number>
      <text:list-level-style-number text:level="7" text:style-name="Numbering_20_Symbols" style:num-format="1" text:start-value="1" style:num-suffix=".">
        <style:list-level-properties text:space-before="1.75in" text:min-label-width="0.25in"/>
      </text:list-level-style-number>
      <text:list-level-style-number text:level="8" text:style-name="Numbering_20_Symbols" style:num-format="1" text:start-value="1" style:num-suffix=".">
        <style:list-level-properties text:space-before="2.0in" text:min-label-width="0.25in"/>
      </text:list-level-style-number>
      <text:list-level-style-number text:level="9" text:style-name="Numbering_20_Symbols" style:num-format="1" text:start-value="1" style:num-suffix=".">
        <style:list-level-properties text:space-before="2.25in" text:min-label-width="0.25in"/>
      </text:list-level-style-number>
      <text:list-level-style-number text:level="10" text:style-name="Numbering_20_Symbols" style:num-format="1" text:start-value="1" style:num-suffix=".">
        <style:list-level-properties text:space-before="2.5in" text:min-label-width="0.25in"/>
      </text:list-level-style-number>
      <text:list-level-style-number text:level="11" text:style-name="Numbering_20_Symbols" style:num-format="1" text:start-value="1" style:num-suffix=".">
        <style:list-level-properties text:space-before="2.75in" text:min-label-width="0.25in"/>
      </text:list-level-style-number>
      <text:list-level-style-number text:level="12" text:style-name="Numbering_20_Symbols" style:num-format="1" text:start-value="1" style:num-suffix=".">
        <style:list-level-properties text:space-before="3.0in" text:min-label-width="0.25in"/>
      </text:list-level-style-number>
      <text:list-level-style-number text:level="13" text:style-name="Numbering_20_Symbols" style:num-format="1" text:start-value="1" style:num-suffix=".">
        <style:list-level-properties text:space-before="3.25in" text:min-label-width="0.25in"/>
      </text:list-level-style-number>
    </text:list-style>
    <style:style style:name="P1" style:family="paragraph" style:parent-style-name="Text_20_body" style:list-style-name="L1">
    </style:style>
  </office:automatic-styles>
  <office:body>
    <office:text>
      <text:h text:style-name="Heading_20_1" text:outline-level="1">Trabajo practico | Tareas y operaciones</text:h>
      <text:h text:style-name="Heading_20_3" text:outline-level="3">Consigna. Pasos para levantarse e ir a trabajar [Nicolas Peralta, Benjamín Juárez]</text:h>
      <text:p text:style-name="First_20_paragraph">Esta es una rutina que se hace sin considerar caminos alternativos ni otros medios de transporte. Se hace bajo condiciones normales de clima y sin accidentes en el camino. El desayuno se toma siempre en la oficina.</text:p>
      <text:list text:style-name="L1">
        <text:list-item>
          <text:p text:style-name="P1">Despertarme</text:p>
          <text:list>
            <text:list-item>
              <text:p text:style-name="P1">Tomar Celular</text:p>
            </text:list-item>
            <text:list-item>
              <text:p text:style-name="P1">Apagar alarma</text:p>
            </text:list-item>
          </text:list>
        </text:list-item>
        <text:list-item>
          <text:p text:style-name="P1">Levantarme</text:p>
          <text:list>
            <text:list-item>
              <text:p text:style-name="P1">Colocarse el calzado</text:p>
            </text:list-item>
          </text:list>
        </text:list-item>
        <text:list-item>
          <text:p text:style-name="P1">Ir al baño</text:p>
          <text:list>
            <text:list-item>
              <text:p text:style-name="P1">Asearse</text:p>
              <text:list>
                <text:list-item>
                  <text:p text:style-name="P1">Abrir grifo</text:p>
                </text:list-item>
                <text:list-item>
                  <text:p text:style-name="P1">Lavarme la cara</text:p>
                </text:list-item>
                <text:list-item>
                  <text:p text:style-name="P1">Tomar Cepillo</text:p>
                </text:list-item>
                <text:list-item>
                  <text:p text:style-name="P1">Colocar pasta dental</text:p>
                </text:list-item>
                <text:list-item>
                  <text:p text:style-name="P1">Cepillarme los dientes</text:p>
                </text:list-item>
                <text:list-item>
                  <text:p text:style-name="P1">Dejar Cepillo</text:p>
                </text:list-item>
                <text:list-item>
                  <text:p text:style-name="P1">Cerrar Grifo</text:p>
                </text:list-item>
              </text:list>
            </text:list-item>
            <text:list-item>
              <text:p text:style-name="P1">Orinar</text:p>
            </text:list-item>
            <text:list-item>
              <text:p text:style-name="P1">Salir del baño</text:p>
            </text:list-item>
          </text:list>
        </text:list-item>
        <text:list-item>
          <text:p text:style-name="P1">Vestirse</text:p>
          <text:list>
            <text:list-item>
              <text:p text:style-name="P1">Dirigirse al cuarto</text:p>
            </text:list-item>
            <text:list-item>
              <text:p text:style-name="P1">Quitarme el pijama</text:p>
            </text:list-item>
            <text:list-item>
              <text:p text:style-name="P1">Colocarme el uniforme de trabajo</text:p>
            </text:list-item>
          </text:list>
        </text:list-item>
        <text:list-item>
          <text:p text:style-name="P1">Recoger pertenencias</text:p>
          <text:list>
            <text:list-item>
              <text:p text:style-name="P1">Recoger llaves y billetera</text:p>
            </text:list-item>
          </text:list>
        </text:list-item>
        <text:list-item>
          <text:p text:style-name="P1">Salir de la casa hacia el auto</text:p>
          <text:list>
            <text:list-item>
              <text:p text:style-name="P1">Abrir puerta</text:p>
            </text:list-item>
            <text:list-item>
              <text:p text:style-name="P1">Cerrar Puerta</text:p>
            </text:list-item>
            <text:list-item>
              <text:p text:style-name="P1">Caminar hacia el auto</text:p>
            </text:list-item>
            <text:list-item>
              <text:p text:style-name="P1">Sacar alarma del auto</text:p>
            </text:list-item>
          </text:list>
        </text:list-item>
        <text:list-item>
          <text:p text:style-name="P1">Ir en auto</text:p>
          <text:list>
            <text:list-item>
              <text:p text:style-name="P1">Subirme al auto</text:p>
              <text:list>
                <text:list-item>
                  <text:p text:style-name="P1">Abrir puerta</text:p>
                </text:list-item>
                <text:list-item>
                  <text:p text:style-name="P1">Subirme</text:p>
                </text:list-item>
                <text:list-item>
                  <text:p text:style-name="P1">Cerrar puerta</text:p>
                </text:list-item>
              </text:list>
            </text:list-item>
            <text:list-item>
              <text:p text:style-name="P1">Dirigirme al trabajo</text:p>
              <text:list>
                <text:list-item>
                  <text:p text:style-name="P1">Arrancar Auto</text:p>
                </text:list-item>
                <text:list-item>
                  <text:p text:style-name="P1">Hacer recorrido normal</text:p>
                </text:list-item>
                <text:list-item>
                  <text:p text:style-name="P1">Estacionar Auto</text:p>
                </text:list-item>
                <text:list-item>
                  <text:p text:style-name="P1">Apagar Auto</text:p>
                </text:list-item>
              </text:list>
            </text:list-item>
            <text:list-item>
              <text:p text:style-name="P1">Bajar del auto</text:p>
              <text:list>
                <text:list-item>
                  <text:p text:style-name="P1">Abrir puerta del auto</text:p>
                </text:list-item>
                <text:list-item>
                  <text:p text:style-name="P1">Me bajo</text:p>
                </text:list-item>
                <text:list-item>
                  <text:p text:style-name="P1">Cerrar puerta del auto</text:p>
                </text:list-item>
                <text:list-item>
                  <text:p text:style-name="P1">Colocar alarma al auto</text:p>
                </text:list-item>
              </text:list>
            </text:list-item>
          </text:list>
        </text:list-item>
        <text:list-item>
          <text:p text:style-name="P1">Entrar al trabajo</text:p>
          <text:list>
            <text:list-item>
              <text:p text:style-name="P1">Caminar hacia la puerta del trabajo</text:p>
            </text:list-item>
            <text:list-item>
              <text:p text:style-name="P1">Abrir puerta trabajo</text:p>
            </text:list-item>
            <text:list-item>
              <text:p text:style-name="P1">Ingresar al trabajo</text:p>
            </text:list-item>
            <text:list-item>
              <text:p text:style-name="P1">Cerrar puerta trabajo</text:p>
            </text:list-item>
          </text:list>
        </text:list-item>
        <text:list-item>
          <text:p text:style-name="P1">F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